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-color="#069a2e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2" style:family="graphic" style:parent-style-name="standard">
      <style:graphic-properties svg:stroke-color="#8e86ae" draw:fill-color="#6b5e9b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3" style:family="graphic" style:parent-style-name="standard">
      <style:graphic-properties svg:stroke-color="#bbe6fe" draw:fill-color="#b4c7dc" draw:textarea-horizontal-align="justify" draw:textarea-vertical-align="middle" draw:auto-grow-height="false" fo:min-height="1.251cm" fo:min-width="4.501cm" loext:decorative="false"/>
      <style:paragraph-properties style:writing-mode="lr-tb"/>
    </style:style>
    <style:style style:name="gr4" style:family="graphic" style:parent-style-name="standard">
      <style:graphic-properties svg:stroke-color="#bbe6fe" draw:fill-color="#78ccfd" draw:textarea-horizontal-align="justify" draw:textarea-vertical-align="middle" draw:auto-grow-height="false" fo:min-height="1.251cm" fo:min-width="4.501cm" loext:decorative="false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69a2e"/>
      <style:paragraph-properties fo:text-align="center"/>
      <style:text-properties fo:color="#ffffff" loext:opacity="100%"/>
    </style:style>
    <style:style style:name="P3" style:family="paragraph">
      <loext:graphic-properties draw:fill-color="#6b5e9b"/>
      <style:paragraph-properties fo:text-align="center"/>
      <style:text-properties fo:color="#ffffff" loext:opacity="100%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-color="#b4c7dc"/>
      <style:paragraph-properties fo:text-align="center"/>
      <style:text-properties fo:color="#ffffff" loext:opacity="100%"/>
    </style:style>
    <style:style style:name="P6" style:family="paragraph">
      <loext:graphic-properties draw:fill-color="#78ccfd"/>
      <style:paragraph-properties fo:text-align="center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5cm" svg:height="1.5cm" svg:x="11cm" svg:y="9cm">
          <text:p text:style-name="P1"><text:span text:style-name="T1">3.98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4cm" svg:y="4cm">
          <text:p text:style-name="P1"><text:span text:style-name="T1">-12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2cm" svg:y="15.5cm">
          <text:p text:style-name="P1"><text:span text:style-name="T1">“</text:span><text:span text:style-name="T1">lambda”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20.25cm" svg:y="7.25cm">
          <text:p text:style-name="P1"><text:span text:style-name="T1">s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8.5cm" svg:y="16.25cm">
          <text:p text:style-name="P1"><text:span text:style-name="T1">N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4.75cm" svg:y="11.75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.5cm" draw:transform="rotate (-1.5707963267949) translate (22.75cm 2cm)">
          <text:p text:style-name="P4"><text:span text:style-name="T1">islow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cm" svg:height="1.5cm" svg:x="13.5cm" svg:y="16.75cm">
          <text:p text:style-name="P4"><text:span text:style-name="T1">euro_to_pt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-2.28638132011257) translate (28.412cm 3.484cm)">
          <text:p text:style-name="P4"><text:span text:style-name="T1">isnumeri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cm" svg:height="1.5cm" svg:x="2.5cm" svg:y="2cm">
          <text:p text:style-name="P4"><text:span text:style-name="T1">pta_to_euro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1.5707963267949) translate (21.25cm 14cm)">
          <text:p text:style-name="P4"><text:span text:style-name="T1">index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-0.628318530717959) translate (16.382cm 3.348cm)">
          <text:p text:style-name="P4"><text:span text:style-name="T1">prin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2.60054058547155) translate (27.786cm 12.5cm)">
          <text:p text:style-name="P4"><text:span text:style-name="T1">low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575958653158129) translate (15.75cm 11.242cm)">
          <text:p text:style-name="P4"><text:span text:style-name="T1">upp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cm" svg:height="1.5cm" svg:x="3.25cm" svg:y="7.75cm">
          <text:p text:style-name="P4"><text:span text:style-name="T1">sum_al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20:24:13.439777694</meta:creation-date>
    <dc:date>2024-06-07T21:06:47.943712210</dc:date>
    <meta:editing-duration>PT42M34S</meta:editing-duration>
    <meta:editing-cycles>2</meta:editing-cycles>
    <meta:generator>LibreOffice/7.6.6.3$Linux_X86_64 LibreOffice_project/60$Build-3</meta:generator>
    <meta:document-statistic meta:object-count="15"/>
  </office:meta>
</office:document-meta>
</file>